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772in"/>
    </style:style>
    <style:style style:name="co2" style:family="table-column">
      <style:table-column-properties fo:break-before="auto" style:column-width="1.7811in"/>
    </style:style>
    <style:style style:name="co3" style:family="table-column">
      <style:table-column-properties fo:break-before="auto" style:column-width="1.2508in"/>
    </style:style>
    <style:style style:name="co4" style:family="table-column">
      <style:table-column-properties fo:break-before="auto" style:column-width="2.501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size="8pt" fo:font-style="italic" style:font-size-asian="8pt" style:font-style-asian="italic" style:font-size-complex="8pt" style:font-style-complex="italic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>
            <text:p>KTO</text:p>
          </table:table-cell>
          <table:table-cell table:style-name="ce1" office:value-type="string">
            <text:p>DZIAŁANIE</text:p>
          </table:table-cell>
          <table:table-cell table:style-name="ce1" office:value-type="string">
            <text:p>KOGO </text:p>
          </table:table-cell>
          <table:table-cell table:style-name="ce1" office:value-type="string">
            <text:p>REZULTAT</text:p>
          </table:table-cell>
        </table:table-row>
        <table:table-row table:style-name="ro2">
          <table:table-cell office:value-type="string">
            <text:p>Mapa</text:p>
          </table:table-cell>
          <table:table-cell office:value-type="string">
            <text:p>rysuje</text:p>
          </table:table-cell>
          <table:table-cell office:value-type="string">
            <text:p>się</text:p>
          </table:table-cell>
          <table:table-cell/>
        </table:table-row>
        <table:table-row table:style-name="ro2">
          <table:table-cell office:value-type="string">
            <text:p>Drzwi </text:p>
          </table:table-cell>
          <table:table-cell office:value-type="string">
            <text:p>rysuja </text:p>
          </table:table-cell>
          <table:table-cell office:value-type="string">
            <text:p>sie</text:p>
          </table:table-cell>
          <table:table-cell/>
        </table:table-row>
        <table:table-row table:style-name="ro2">
          <table:table-cell office:value-type="string">
            <text:p>Pokoj</text:p>
          </table:table-cell>
          <table:table-cell office:value-type="string">
            <text:p>rysuje</text:p>
          </table:table-cell>
          <table:table-cell office:value-type="string">
            <text:p>sie</text:p>
          </table:table-cell>
          <table:table-cell/>
        </table:table-row>
        <table:table-row table:style-name="ro2">
          <table:table-cell office:value-type="string">
            <text:p>menu</text:p>
          </table:table-cell>
          <table:table-cell office:value-type="string">
            <text:p>wybiera ilosc</text:p>
          </table:table-cell>
          <table:table-cell office:value-type="string">
            <text:p>robotow</text:p>
          </table:table-cell>
          <table:table-cell/>
        </table:table-row>
        <table:table-row table:style-name="ro2">
          <table:table-cell office:value-type="string">
            <text:p>menu</text:p>
          </table:table-cell>
          <table:table-cell office:value-type="string">
            <text:p>wybiera ilosc</text:p>
          </table:table-cell>
          <table:table-cell office:value-type="string">
            <text:p>intruzow</text:p>
          </table:table-cell>
          <table:table-cell/>
        </table:table-row>
        <table:table-row table:style-name="ro2">
          <table:table-cell office:value-type="string">
            <text:p>menu</text:p>
          </table:table-cell>
          <table:table-cell office:value-type="string">
            <text:p>wybiera ilosc</text:p>
          </table:table-cell>
          <table:table-cell office:value-type="string">
            <text:p>pracownikow</text:p>
          </table:table-cell>
          <table:table-cell/>
        </table:table-row>
        <table:table-row table:style-name="ro2">
          <table:table-cell office:value-type="string">
            <text:p>menu</text:p>
          </table:table-cell>
          <table:table-cell office:value-type="string">
            <text:p>wybiera <text:s/></text:p>
          </table:table-cell>
          <table:table-cell office:value-type="string">
            <text:p>securityLevel</text:p>
          </table:table-cell>
          <table:table-cell/>
        </table:table-row>
        <table:table-row table:style-name="ro2">
          <table:table-cell office:value-type="string">
            <text:p>Robot</text:p>
          </table:table-cell>
          <table:table-cell office:value-type="string">
            <text:p>drawItsefl</text:p>
          </table:table-cell>
          <table:table-cell office:value-type="string">
            <text:p>Robot </text:p>
          </table:table-cell>
          <table:table-cell/>
        </table:table-row>
        <table:table-row table:style-name="ro2">
          <table:table-cell office:value-type="string">
            <text:p>Robot</text:p>
          </table:table-cell>
          <table:table-cell office:value-type="string">
            <text:p>pathPlanning dla</text:p>
          </table:table-cell>
          <table:table-cell office:value-type="string">
            <text:p>Robot </text:p>
          </table:table-cell>
          <table:table-cell/>
        </table:table-row>
        <table:table-row table:style-name="ro2">
          <table:table-cell office:value-type="string">
            <text:p>Robot</text:p>
          </table:table-cell>
          <table:table-cell office:value-type="string">
            <text:p>setSpeed dla</text:p>
          </table:table-cell>
          <table:table-cell office:value-type="string">
            <text:p>Robot </text:p>
          </table:table-cell>
          <table:table-cell/>
        </table:table-row>
        <table:table-row table:style-name="ro2">
          <table:table-cell office:value-type="string">
            <text:p>Robot</text:p>
          </table:table-cell>
          <table:table-cell office:value-type="string">
            <text:p>objectRecognizing</text:p>
          </table:table-cell>
          <table:table-cell office:value-type="string">
            <text:p>Robot/Prac./Intruz</text:p>
          </table:table-cell>
          <table:table-cell/>
        </table:table-row>
        <table:table-row table:style-name="ro2">
          <table:table-cell office:value-type="string">
            <text:p>Pracownik</text:p>
          </table:table-cell>
          <table:table-cell office:value-type="string">
            <text:p>drawItsefl</text:p>
          </table:table-cell>
          <table:table-cell office:value-type="string">
            <text:p>Pracownik </text:p>
          </table:table-cell>
          <table:table-cell/>
        </table:table-row>
        <table:table-row table:style-name="ro2">
          <table:table-cell office:value-type="string">
            <text:p>Pracownik</text:p>
          </table:table-cell>
          <table:table-cell office:value-type="string">
            <text:p>pathPlanning dla</text:p>
          </table:table-cell>
          <table:table-cell office:value-type="string">
            <text:p>Pracownik </text:p>
          </table:table-cell>
          <table:table-cell/>
        </table:table-row>
        <table:table-row table:style-name="ro2">
          <table:table-cell office:value-type="string">
            <text:p>Pracownik</text:p>
          </table:table-cell>
          <table:table-cell office:value-type="string">
            <text:p>setSpeed dla</text:p>
          </table:table-cell>
          <table:table-cell office:value-type="string">
            <text:p>Pracownik </text:p>
          </table:table-cell>
          <table:table-cell/>
        </table:table-row>
        <table:table-row table:style-name="ro2">
          <table:table-cell office:value-type="string">
            <text:p>Intruz</text:p>
          </table:table-cell>
          <table:table-cell office:value-type="string">
            <text:p>drawItsefl</text:p>
          </table:table-cell>
          <table:table-cell office:value-type="string">
            <text:p>Intruz </text:p>
          </table:table-cell>
          <table:table-cell/>
        </table:table-row>
        <table:table-row table:style-name="ro2">
          <table:table-cell office:value-type="string">
            <text:p>Intruz</text:p>
          </table:table-cell>
          <table:table-cell office:value-type="string">
            <text:p>pathPlanning dla</text:p>
          </table:table-cell>
          <table:table-cell office:value-type="string">
            <text:p>Intruz </text:p>
          </table:table-cell>
          <table:table-cell/>
        </table:table-row>
        <table:table-row table:style-name="ro2">
          <table:table-cell office:value-type="string">
            <text:p>Intruz</text:p>
          </table:table-cell>
          <table:table-cell office:value-type="string">
            <text:p>setSpeed dla</text:p>
          </table:table-cell>
          <table:table-cell office:value-type="string">
            <text:p>Intruz </text:p>
          </table:table-cell>
          <table:table-cell/>
        </table:table-row>
        <table:table-row table:style-name="ro2">
          <table:table-cell office:value-type="string">
            <text:p>Oswietlenie</text:p>
          </table:table-cell>
          <table:table-cell office:value-type="string">
            <text:p>setLight</text:p>
          </table:table-cell>
          <table:table-cell office:value-type="string">
            <text:p>Pokoj</text:p>
          </table:table-cell>
          <table:table-cell/>
        </table:table-row>
        <table:table-row table:style-name="ro2">
          <table:table-cell office:value-type="string">
            <text:p>DoorActuator</text:p>
          </table:table-cell>
          <table:table-cell office:value-type="string">
            <text:p>setDoor</text:p>
          </table:table-cell>
          <table:table-cell office:value-type="string">
            <text:p>Drzwi</text:p>
          </table:table-cell>
          <table:table-cell/>
        </table:table-row>
        <table:table-row table:style-name="ro2">
          <table:table-cell office:value-type="string">
            <text:p>Alarm</text:p>
          </table:table-cell>
          <table:table-cell office:value-type="string">
            <text:p>wydaj dzwiek</text:p>
          </table:table-cell>
          <table:table-cell table:style-name="ce3" office:value-type="string">
            <text:p>AudioOutput</text:p>
          </table:table-cell>
          <table:table-cell/>
        </table:table-row>
        <table:table-row table:style-name="ro2">
          <table:table-cell office:value-type="string">
            <text:p>RFIDSensor</text:p>
          </table:table-cell>
          <table:table-cell office:value-type="string">
            <text:p>scanMap</text:p>
          </table:table-cell>
          <table:table-cell office:value-type="string">
            <text:p>Intruz </text:p>
          </table:table-cell>
          <table:table-cell/>
        </table:table-row>
        <table:table-row table:style-name="ro2">
          <table:table-cell office:value-type="string">
            <text:p>RFIDSensor</text:p>
          </table:table-cell>
          <table:table-cell office:value-type="string">
            <text:p>setFlag</text:p>
          </table:table-cell>
          <table:table-cell office:value-type="string">
            <text:p>Alarm</text:p>
          </table:table-cell>
          <table:table-cell/>
        </table:table-row>
        <table:table-row table:style-name="ro2">
          <table:table-cell office:value-type="string">
            <text:p>czujnikRuchu</text:p>
          </table:table-cell>
          <table:table-cell office:value-type="string">
            <text:p>scanMap</text:p>
          </table:table-cell>
          <table:table-cell office:value-type="string">
            <text:p>Robot/Prac./Intruz</text:p>
          </table:table-cell>
          <table:table-cell/>
        </table:table-row>
        <table:table-row table:style-name="ro2">
          <table:table-cell office:value-type="string">
            <text:p>czujnikRuchu</text:p>
          </table:table-cell>
          <table:table-cell office:value-type="string">
            <text:p>setFlag</text:p>
          </table:table-cell>
          <table:table-cell office:value-type="string">
            <text:p>Oswitlenie</text:p>
          </table:table-cell>
          <table:table-cell/>
        </table:table-row>
        <table:table-row table:style-name="ro2">
          <table:table-cell office:value-type="string">
            <text:p>kontrakton</text:p>
          </table:table-cell>
          <table:table-cell office:value-type="string">
            <text:p>getState</text:p>
          </table:table-cell>
          <table:table-cell office:value-type="string">
            <text:p>Door</text:p>
          </table:table-cell>
          <table:table-cell/>
        </table:table-row>
        <table:table-row table:style-name="ro1" table:number-rows-repeated="5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4:54:19</meta:creation-date>
    <dc:date>2014-05-06T16:21:59</dc:date>
    <meta:editing-duration>PT10M10S</meta:editing-duration>
    <meta:editing-cycles>1</meta:editing-cycles>
    <meta:document-statistic meta:table-count="3" meta:cell-count="79" meta:object-count="0"/>
    <meta:generator>LibreOffice/3.5$Linux_X86_64 LibreOffice_project/350m1$Build-2</meta:generator>
  </office:meta>
</office:document-meta>
</file>